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paragraph-rsid="00050668"/>
    </style:style>
    <style:style style:name="P2" style:family="paragraph" style:parent-style-name="Standard">
      <style:text-properties officeooo:paragraph-rsid="0009266e"/>
    </style:style>
    <style:style style:name="P3" style:family="paragraph" style:parent-style-name="Standard">
      <style:text-properties officeooo:rsid="001083d7" officeooo:paragraph-rsid="001083d7"/>
    </style:style>
    <style:style style:name="P4" style:family="paragraph" style:parent-style-name="Table_20_Contents">
      <style:paragraph-properties fo:text-align="start" style:justify-single-word="false" style:writing-mode="lr-tb"/>
    </style:style>
    <style:style style:name="P5" style:family="paragraph" style:parent-style-name="Table_20_Contents">
      <style:paragraph-properties fo:text-align="end" style:justify-single-word="false" style:writing-mode="lr-tb"/>
    </style:style>
    <style:style style:name="T1" style:family="text">
      <style:text-properties officeooo:rsid="00050668"/>
    </style:style>
    <style:style style:name="T2" style:family="text">
      <style:text-properties style:font-name="Liberation Serif1" officeooo:rsid="00050668"/>
    </style:style>
    <style:style style:name="T3" style:family="text">
      <style:text-properties style:font-name="Liberation Serif" officeooo:rsid="00050668"/>
    </style:style>
    <style:style style:name="T4" style:family="text">
      <style:text-properties style:text-position="sub 58%" style:font-name="Liberation Serif" officeooo:rsid="00050668"/>
    </style:style>
    <style:style style:name="T5" style:family="text">
      <style:text-properties style:text-position="sub 58%" style:font-name="Liberation Serif" officeooo:rsid="0007ac61"/>
    </style:style>
    <style:style style:name="T6" style:family="text">
      <style:text-properties style:text-position="sub 58%" officeooo:rsid="0007ac61"/>
    </style:style>
    <style:style style:name="T7" style:family="text">
      <style:text-properties style:text-position="0% 100%" style:font-name="Liberation Serif"/>
    </style:style>
    <style:style style:name="T8" style:family="text">
      <style:text-properties style:text-position="0% 100%" style:font-name="Liberation Serif" officeooo:rsid="00050668"/>
    </style:style>
    <style:style style:name="T9" style:family="text">
      <style:text-properties style:text-position="0% 100%" style:font-name="Liberation Serif" officeooo:rsid="000586eb"/>
    </style:style>
    <style:style style:name="T10" style:family="text">
      <style:text-properties style:text-position="0% 100%" style:font-name="Liberation Serif" officeooo:rsid="00075c85"/>
    </style:style>
    <style:style style:name="T11" style:family="text">
      <style:text-properties style:text-position="0% 100%" style:font-name="Liberation Serif" officeooo:rsid="0007ac61"/>
    </style:style>
    <style:style style:name="T12" style:family="text">
      <style:text-properties style:text-position="0% 100%" style:font-name="Liberation Serif" officeooo:rsid="000aa5e0"/>
    </style:style>
    <style:style style:name="T13" style:family="text">
      <style:text-properties style:text-position="0% 100%" style:font-name="Liberation Serif" officeooo:rsid="000bf55f"/>
    </style:style>
    <style:style style:name="T14" style:family="text">
      <style:text-properties style:text-position="0% 100%" style:font-name="Liberation Serif" officeooo:rsid="000dcd9a"/>
    </style:style>
    <style:style style:name="T15" style:family="text">
      <style:text-properties style:text-position="0% 100%" style:font-name="Liberation Serif" officeooo:rsid="000e3b4d"/>
    </style:style>
    <style:style style:name="T16" style:family="text">
      <style:text-properties style:text-position="0% 100%" style:font-name="Liberation Serif" officeooo:rsid="0011dc74"/>
    </style:style>
    <style:style style:name="T17" style:family="text">
      <style:text-properties style:text-position="0% 100%" style:font-name="Liberation Serif" officeooo:rsid="00123dea"/>
    </style:style>
    <style:style style:name="T18" style:family="text">
      <style:text-properties style:text-position="0% 100%" style:font-name="Liberation Serif" officeooo:rsid="0012c42e"/>
    </style:style>
    <style:style style:name="T19" style:family="text">
      <style:text-properties style:text-position="0% 100%" style:font-name="Liberation Serif1" officeooo:rsid="00050668"/>
    </style:style>
    <style:style style:name="T20" style:family="text">
      <style:text-properties style:text-position="0% 100%" style:font-name="Liberation Serif1" officeooo:rsid="000aa5e0"/>
    </style:style>
    <style:style style:name="T21" style:family="text">
      <style:text-properties style:text-position="0% 100%" style:font-name="Liberation Serif1" officeooo:rsid="000bf55f"/>
    </style:style>
    <style:style style:name="T22" style:family="text">
      <style:text-properties style:text-position="0% 100%" style:font-name="Liberation Serif1" officeooo:rsid="000e3b4d"/>
    </style:style>
    <style:style style:name="T23" style:family="text">
      <style:text-properties style:text-position="0% 100%" officeooo:rsid="0007ac61"/>
    </style:style>
    <style:style style:name="T24" style:family="text">
      <style:text-properties style:text-position="0% 100%" officeooo:rsid="000aa5e0"/>
    </style:style>
    <style:style style:name="T25" style:family="text">
      <style:text-properties style:text-position="0% 100%" officeooo:rsid="0009266e"/>
    </style:style>
    <style:style style:name="T26" style:family="text">
      <style:text-properties style:text-position="super 58%" style:font-name="Liberation Serif" officeooo:rsid="000586eb"/>
    </style:style>
    <style:style style:name="T27" style:family="text">
      <style:text-properties officeooo:rsid="0007ac61"/>
    </style:style>
    <style:style style:name="T28" style:family="text">
      <style:text-properties officeooo:rsid="0009266e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officeooo:rsid="00132604" style:font-size-asian="14pt" style:font-size-complex="14pt"/>
    </style:style>
    <style:style style:name="T31" style:family="text">
      <style:text-properties officeooo:rsid="0013260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<text:span text:style-name="T29">CHEM 3322: Physical Chemistry II</text:span></text:p>
          </table:table-cell>
          <table:table-cell table:style-name="Table1.A1" office:value-type="string">
            <text:p text:style-name="P5"><text:span text:style-name="T29">Jonathan Riezman</text:span></text:p>
          </table:table-cell>
        </table:table-row>
        <table:table-row>
          <table:table-cell table:style-name="Table1.A1" office:value-type="string">
            <text:p text:style-name="P4"><text:span text:style-name="T29">Meeting </text:span><text:span text:style-name="T30">6</text:span><text:span text:style-name="T29"> Quick Problems</text:span></text:p>
          </table:table-cell>
          <table:table-cell table:style-name="Table1.A1" office:value-type="string">
            <text:p text:style-name="P5"><text:span text:style-name="T30">02/08</text:span><text:span text:style-name="T29">/21</text:span></text:p>
          </table:table-cell>
        </table:table-row>
      </table:table>
      <text:p text:style-name="Standard"/>
      <text:p text:style-name="P1"><text:span text:style-name="T1">1) Let </text:span><text:span text:style-name="T2">Ψ</text:span><text:span text:style-name="T3"> be a wave function that is not an eigenfunction of the energy operator but can be written as a sum of eigenfunctions of the energy operator, </text:span><text:span text:style-name="T19">ψ</text:span><text:span text:style-name="T4">n</text:span><text:span text:style-name="T8">,</text:span><text:span text:style-name="T3"> <text:s/>and expansion coefficients, c</text:span><text:span text:style-name="T4">n</text:span><text:span text:style-name="T3">, such that </text:span><text:span text:style-name="T3"><draw:frame draw:style-name="fr1" draw:name="Object2" text:anchor-type="as-char" svg:y="-0.1484in" svg:width="1.561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<text:s/></text:span><text:span text:style-name="T8">and therefore </text:span><text:span text:style-name="T8"><draw:frame draw:style-name="fr1" draw:name="Object1" text:anchor-type="as-char" svg:y="-0.1661in" svg:width="1.8283in" svg:height="0.2272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8"><text:s/>where the E</text:span><text:span text:style-name="T4">n</text:span><text:span text:style-name="T8"> are the eigenvalues of </text:span><text:span text:style-name="T19">ψ</text:span><text:span text:style-name="T4">n</text:span><text:span text:style-name="T8"> </text:span><text:span text:style-name="T10">with respect to the energy operator</text:span><text:span text:style-name="T8">. <text:s/></text:span><text:span text:style-name="T9">We know from the 4</text:span><text:span text:style-name="T26">th</text:span><text:span text:style-name="T9"> postulate of Quantum Mechanics that when a wave function is normalized the expectation (or average) value of an operator, is given by </text:span><text:span text:style-name="T9"><draw:frame draw:style-name="fr1" draw:name="Object3" text:anchor-type="as-char" svg:y="-0.2201in" svg:width="1.2654in" svg:height="0.389in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9"><text:s/></text:span><text:span text:style-name="T11">thus the probability of measuring any particular E</text:span><text:span text:style-name="T5">m</text:span> <text:span text:style-name="T27">is the square of its expansion coefficient. <text:s/></text:span><text:span text:style-name="T28">Specifically, i</text:span><text:span text:style-name="T27">n this case the probability of measuring E</text:span><text:span text:style-name="T6">1</text:span><text:span text:style-name="T23"> for a large set of identically prepared systems is </text:span><text:span text:style-name="T23"><draw:frame draw:style-name="fr1" draw:name="Object4" text:anchor-type="as-char" svg:y="-0.1799in" svg:width="0.3339in" svg:height="0.2409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3">.</text:span></text:p>
      <text:p text:style-name="P1"><text:span text:style-name="T23"/></text:p>
      <text:p text:style-name="P1"><text:span text:style-name="T23"/></text:p>
      <text:p text:style-name="P2"><text:span text:style-name="T23">2</text:span><text:span text:style-name="T25">) </text:span><text:span text:style-name="T24">Given that </text:span><text:span text:style-name="T20">Ψ</text:span><text:span text:style-name="T12"> is normalized, </text:span><text:span text:style-name="T24"><draw:frame draw:style-name="fr1" draw:name="Object5" text:anchor-type="as-char" svg:y="-0.2319in" svg:width="1.5634in" svg:height="0.351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24">. <text:s/>Using </text:span><text:span text:style-name="T20">Ψ</text:span><text:span text:style-name="T12"> in terms of the expansion coefficients and eigenfunctions we have </text:span><text:span text:style-name="T12"><draw:frame draw:style-name="fr1" draw:name="Object6" text:anchor-type="as-char" svg:y="-0.2319in" svg:width="4.3193in" svg:height="0.4008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2">, </text:span><text:span text:style-name="T13">but since all the the eigenfunctions of </text:span><text:span text:style-name="T21">Ψ</text:span><text:span text:style-name="T13"> form an orthonormal set, </text:span><text:span text:style-name="T13"><draw:frame draw:style-name="fr1" draw:name="Object7" text:anchor-type="as-char" svg:y="-0.2319in" svg:width="1.9193in" svg:height="0.3909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3"><text:s/>so the above </text:span><text:span text:style-name="T14">expression</text:span><text:span text:style-name="T13"> simplifies to </text:span><text:span text:style-name="T13"><draw:frame draw:style-name="fr1" draw:name="Object8" text:anchor-type="as-char" svg:y="-0.2201in" svg:width="3.3602in" svg:height="0.38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3"><text:s/></text:span><text:span text:style-name="T15">for the average energy of QM system described by </text:span><text:span text:style-name="T22">Ψ</text:span><text:span text:style-name="T15">.</text:span></text:p>
      <text:p text:style-name="P2"><text:span text:style-name="T15"/></text:p>
      <text:p text:style-name="P2"><text:span text:style-name="T15"/></text:p>
      <text:p text:style-name="P3"><text:span text:style-name="T15">3</text:span><text:span text:style-name="T7">) We now calculate </text:span><text:span text:style-name="T7"><draw:frame draw:style-name="fr1" draw:name="Object9" text:anchor-type="as-char" svg:y="-0.189in" svg:width="1.4201in" svg:height="0.2492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7">or the standard deviation of the energy measurement for this system. <text:s/>From above we see </text:span><text:span text:style-name="T7"><draw:frame draw:style-name="fr1" draw:name="Object10" text:anchor-type="as-char" svg:y="-0.172in" svg:width="1.9602in" svg:height="0.2327in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7">. <text:s/></text:span><text:span text:style-name="T16">Then </text:span><text:span text:style-name="T16"><draw:frame draw:style-name="fr1" draw:name="Object11" text:anchor-type="as-char" svg:y="-0.2319in" svg:width="5.3543in" svg:height="0.4008in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16"><text:s/></text:span><text:span text:style-name="T17">expanding this expression gives </text:span><text:span text:style-name="T17"><draw:frame draw:style-name="fr1" draw:name="Object12" text:anchor-type="as-char" svg:y="-0.172in" svg:width="1.7929in" svg:height="0.2327in" draw:z-index="11"><draw:object xlink:href="./Object 12" xlink:type="simple" xlink:show="embed" xlink:actuate="onLoad"/><draw:image xlink:href="./ObjectReplacements/Object 12" xlink:type="simple" xlink:show="embed" xlink:actuate="onLoad"/></draw:frame></text:span><text:span text:style-name="T17">. <text:s/></text:span><text:span text:style-name="T18">So finally we have </text:span><text:span text:style-name="T18"><draw:frame draw:style-name="fr1" draw:name="Object13" text:anchor-type="as-char" svg:y="-0.1898in" svg:width="3.1575in" svg:height="0.2508in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8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08:54:47.031773594</meta:creation-date>
    <dc:date>2021-02-08T11:14:20.484933873</dc:date>
    <meta:editing-duration>PT25M18S</meta:editing-duration>
    <meta:editing-cycles>7</meta:editing-cycles>
    <meta:generator>LibreOffice/6.4.6.2$Linux_X86_64 LibreOffice_project/40$Build-2</meta:generator>
    <meta:document-statistic meta:table-count="1" meta:image-count="0" meta:object-count="13" meta:page-count="1" meta:paragraph-count="7" meta:word-count="204" meta:character-count="1174" meta:non-whitespace-character-count="964"/>
  </office:meta>
</office:document-meta>
</file>

<file path=Object 1/content.xml><?xml version="1.0" encoding="utf-8"?>
<math xmlns="http://www.w3.org/1998/Math/MathML" display="block">
  <semantics>
    <mrow>
      <mover accent="true">
        <mi>H</mi>
        <mo stretchy="false">^</mo>
      </mover>
      <mrow>
        <mi mathvariant="normal">Ψ</mi>
        <mo stretchy="false">=</mo>
        <msub>
          <mi>E</mi>
          <mn>1</mn>
        </msub>
      </mrow>
      <mrow>
        <msub>
          <mi>ψ</mi>
          <mn>1</mn>
        </msub>
        <mo stretchy="false">+</mo>
        <msub>
          <mi>E</mi>
          <mn>2</mn>
        </msub>
      </mrow>
      <mrow>
        <msub>
          <mi>ψ</mi>
          <mn>2</mn>
        </msub>
        <mo stretchy="false">+</mo>
        <msub>
          <mi>E</mi>
          <mn>3</mn>
        </msub>
      </mrow>
      <msub>
        <mi>ψ</mi>
        <mn>3</mn>
      </msub>
    </mrow>
    <annotation encoding="StarMath 5.0">hat{ H }%PSI = E_1%psi_1 + E_2%psi_2 + E_3%psi_3 </annotation>
  </semantics>
</math>
</file>

<file path=Object 10/content.xml><?xml version="1.0" encoding="utf-8"?>
<math xmlns="http://www.w3.org/1998/Math/MathML" display="block">
  <semantics>
    <mrow>
      <mtext>&lt;</mtext>
      <mi>E</mi>
      <mrow>
        <msup>
          <mtext>&gt;</mtext>
          <mn>2</mn>
        </msup>
        <mo stretchy="false">=</mo>
        <msup>
          <mrow>
            <mo fence="true" stretchy="false">(</mo>
            <mrow>
              <mrow>
                <msubsup>
                  <mi>c</mi>
                  <mn>1</mn>
                  <mn>2</mn>
                </msubsup>
                <mrow>
                  <msub>
                    <mi>E</mi>
                    <mn>1</mn>
                  </msub>
                  <mo stretchy="false">+</mo>
                  <msubsup>
                    <mi>c</mi>
                    <mn>2</mn>
                    <mn>2</mn>
                  </msubsup>
                </mrow>
                <mrow>
                  <msub>
                    <mi>E</mi>
                    <mn>2</mn>
                  </msub>
                  <mo stretchy="false">+</mo>
                  <msubsup>
                    <mi>c</mi>
                    <mn>3</mn>
                    <mn>2</mn>
                  </msubsup>
                </mrow>
                <msub>
                  <mi>E</mi>
                  <mn>3</mn>
                </msub>
              </mrow>
            </mrow>
            <mo fence="true" stretchy="false">)</mo>
          </mrow>
          <mn>2</mn>
        </msup>
      </mrow>
    </mrow>
    <annotation encoding="StarMath 5.0">"&lt;"E"&gt;"^2 = (c_1^2{E_1}+c_2^2{E_2}+c_3^2{E_3})^2</annotation>
  </semantics>
</math>
</file>

<file path=Object 11/content.xml><?xml version="1.0" encoding="utf-8"?>
<math xmlns="http://www.w3.org/1998/Math/MathML" display="block">
  <semantics>
    <mrow>
      <mtext>&lt;</mtext>
      <msup>
        <mi>E</mi>
        <mn>2</mn>
      </msup>
      <mrow>
        <mtext>&gt;</mtext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sup>
            <mi mathvariant="normal">Ψ</mi>
            <mtext>*</mtext>
          </msup>
        </mrow>
      </mrow>
      <mrow>
        <mover accent="true">
          <mi>H</mi>
          <mo stretchy="false">^</mo>
        </mover>
        <mo stretchy="false">⋅</mo>
        <mover accent="true">
          <mi>H</mi>
          <mo stretchy="false">^</mo>
        </mover>
        <mo stretchy="false">⋅</mo>
        <mi mathvariant="normal">Ψ</mi>
        <mo stretchy="false">⋅</mo>
        <mi>d</mi>
      </mrow>
      <mrow>
        <mi>τ</mi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m</mi>
                <mo stretchy="false">=</mo>
                <mn>1</mn>
              </mrow>
              <mi mathvariant="normal">∞</mi>
            </munderover>
            <msubsup>
              <mi>c</mi>
              <mi>n</mi>
              <mtext>*</mtext>
            </msubsup>
          </mrow>
        </mrow>
      </mrow>
      <msub>
        <mi>c</mi>
        <mi>m</mi>
      </msub>
      <msubsup>
        <mi>E</mi>
        <mi>m</mi>
        <mn>2</mn>
      </msubsup>
      <mrow>
        <munderover>
          <mo stretchy="false">∫</mo>
          <mrow>
            <mo stretchy="false">−</mo>
            <mi mathvariant="normal">∞</mi>
          </mrow>
          <mi mathvariant="normal">∞</mi>
        </munderover>
        <msubsup>
          <mi>ψ</mi>
          <mi>n</mi>
          <mtext>*</mtext>
        </msubsup>
      </mrow>
      <msub>
        <mi>ψ</mi>
        <mi>m</mi>
      </msub>
      <mi>d</mi>
      <mrow>
        <mi>τ</mi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sup>
            <mi>c</mi>
            <mi>n</mi>
            <mtext>*</mtext>
          </msubsup>
        </mrow>
      </mrow>
      <msub>
        <mi>c</mi>
        <mi>n</mi>
      </msub>
      <mrow>
        <msubsup>
          <mi>E</mi>
          <mi>n</mi>
          <mn>2</mn>
        </msubsup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p>
            <mrow>
              <mo fence="true" stretchy="true">|</mo>
              <mrow>
                <msub>
                  <mi>c</mi>
                  <mi>n</mi>
                </msub>
              </mrow>
              <mo fence="true" stretchy="true">|</mo>
            </mrow>
            <mn>2</mn>
          </msup>
        </mrow>
      </mrow>
      <msubsup>
        <mi>E</mi>
        <mi>n</mi>
        <mn>2</mn>
      </msubsup>
    </mrow>
    <annotation encoding="StarMath 5.0">"&lt;"E^2"&gt;"= int from { -infinity } to infinity { %PSI }^"*" hat{ H } cdot hat{ H } cdot %PSI cdot d%tau=sum from {n=1} to infinity sum from {m=1} to infinity c_n^"*"c_m E_m^2 int from { -infinity } to infinity %psi_n^"*"%psi_m d%tau = sum from n=1 to infinity c_n^"*"c_n E_n^2 = sum from n=1 to infinity {abs{c_n}}^2 E_n^2</annotation>
  </semantics>
</math>
</file>

<file path=Object 12/content.xml><?xml version="1.0" encoding="utf-8"?>
<math xmlns="http://www.w3.org/1998/Math/MathML" display="block">
  <semantics>
    <mrow>
      <mtext>&lt;</mtext>
      <msup>
        <mi>E</mi>
        <mn>2</mn>
      </msup>
      <mrow>
        <mtext>&gt;</mtext>
        <mo stretchy="false">=</mo>
        <msubsup>
          <mi>c</mi>
          <mn>1</mn>
          <mn>2</mn>
        </msubsup>
      </mrow>
      <mrow>
        <msubsup>
          <mi>E</mi>
          <mn>1</mn>
          <mn>2</mn>
        </msubsup>
        <mo stretchy="false">+</mo>
        <msubsup>
          <mi>c</mi>
          <mn>2</mn>
          <mn>2</mn>
        </msubsup>
      </mrow>
      <mrow>
        <msubsup>
          <mi>E</mi>
          <mn>2</mn>
          <mn>2</mn>
        </msubsup>
        <mo stretchy="false">+</mo>
        <msubsup>
          <mi>c</mi>
          <mn>2</mn>
          <mn>2</mn>
        </msubsup>
      </mrow>
      <msubsup>
        <mi>E</mi>
        <mn>2</mn>
        <mn>2</mn>
      </msubsup>
    </mrow>
    <annotation encoding="StarMath 5.0">"&lt;"E^2"&gt;" = c_1^2 E_1^2 +c_2^2 E_2^2 +c_2^2 E_2^2</annotation>
  </semantics>
</math>
</file>

<file path=Object 13/content.xml><?xml version="1.0" encoding="utf-8"?>
<math xmlns="http://www.w3.org/1998/Math/MathML" display="block">
  <semantics>
    <mrow>
      <msub>
        <mi>σ</mi>
        <mi>e</mi>
      </msub>
      <mo stretchy="false">=</mo>
      <msqrt>
        <mrow>
          <msubsup>
            <mi>c</mi>
            <mn>1</mn>
            <mn>2</mn>
          </msubsup>
          <mrow>
            <msubsup>
              <mi>E</mi>
              <mn>1</mn>
              <mn>2</mn>
            </msubsup>
            <mo stretchy="false">+</mo>
            <msubsup>
              <mi>c</mi>
              <mn>2</mn>
              <mn>2</mn>
            </msubsup>
          </mrow>
          <mrow>
            <msubsup>
              <mi>E</mi>
              <mn>2</mn>
              <mn>2</mn>
            </msubsup>
            <mo stretchy="false">+</mo>
            <msubsup>
              <mi>c</mi>
              <mn>3</mn>
              <mn>2</mn>
            </msubsup>
          </mrow>
          <mrow>
            <msubsup>
              <mi>E</mi>
              <mn>3</mn>
              <mn>2</mn>
            </msubsup>
            <mo stretchy="false">−</mo>
            <msup>
              <mrow>
                <mo fence="true" stretchy="false">(</mo>
                <mrow>
                  <mrow>
                    <msubsup>
                      <mi>c</mi>
                      <mn>1</mn>
                      <mn>2</mn>
                    </msubsup>
                    <mrow>
                      <msub>
                        <mi>E</mi>
                        <mn>1</mn>
                      </msub>
                      <mo stretchy="false">+</mo>
                      <msubsup>
                        <mi>c</mi>
                        <mn>2</mn>
                        <mn>2</mn>
                      </msubsup>
                    </mrow>
                    <mrow>
                      <msub>
                        <mi>E</mi>
                        <mn>2</mn>
                      </msub>
                      <mo stretchy="false">+</mo>
                      <msubsup>
                        <mi>c</mi>
                        <mn>3</mn>
                        <mn>2</mn>
                      </msubsup>
                    </mrow>
                    <msub>
                      <mi>E</mi>
                      <mn>3</mn>
                    </msub>
                  </mrow>
                </mrow>
                <mo fence="true" stretchy="false">)</mo>
              </mrow>
              <mn>2</mn>
            </msup>
          </mrow>
        </mrow>
      </msqrt>
    </mrow>
    <annotation encoding="StarMath 5.0">%sigma_e = sqrt{ c_1^2 E_1^2 +c_2^2 E_2^2 +c_3^2 E_3^2 - (c_1^2 E_1 +c_2^2 E_2 +c_3^2 E_3)^2 }</annotation>
  </semantics>
</math>
</file>

<file path=Object 2/content.xml><?xml version="1.0" encoding="utf-8"?>
<math xmlns="http://www.w3.org/1998/Math/MathML" display="block">
  <semantics>
    <mrow>
      <mrow>
        <mi mathvariant="normal">Ψ</mi>
        <mo stretchy="false">=</mo>
        <msub>
          <mi>c</mi>
          <mn>1</mn>
        </msub>
      </mrow>
      <mrow>
        <msub>
          <mi>ψ</mi>
          <mn>1</mn>
        </msub>
        <mo stretchy="false">+</mo>
        <msub>
          <mi>c</mi>
          <mn>1</mn>
        </msub>
      </mrow>
      <mrow>
        <msub>
          <mi>ψ</mi>
          <mn>1</mn>
        </msub>
        <mo stretchy="false">+</mo>
        <msub>
          <mi>c</mi>
          <mn>1</mn>
        </msub>
      </mrow>
      <msub>
        <mi>ψ</mi>
        <mn>1</mn>
      </msub>
    </mrow>
    <annotation encoding="StarMath 5.0">%PSI=c_1%psi_1 +c_1%psi_1 +c_1%psi_1 </annotation>
  </semantics>
</math>
</file>

<file path=Object 3/content.xml><?xml version="1.0" encoding="utf-8"?>
<math xmlns="http://www.w3.org/1998/Math/MathML" display="block">
  <semantics>
    <mrow>
      <mtext>&lt;</mtext>
      <mi>E</mi>
      <mrow>
        <mtext>&gt;</mtext>
        <mo stretchy="false">=</mo>
        <mrow>
          <munderover>
            <mo stretchy="false">∑</mo>
            <mrow>
              <mi>m</mi>
              <mo stretchy="false">=</mo>
              <mn>1</mn>
            </mrow>
            <mi mathvariant="normal">∞</mi>
          </munderover>
          <msup>
            <mrow>
              <mo fence="true" stretchy="true">|</mo>
              <mrow>
                <msub>
                  <mi>c</mi>
                  <mi>m</mi>
                </msub>
              </mrow>
              <mo fence="true" stretchy="true">|</mo>
            </mrow>
            <mn>2</mn>
          </msup>
        </mrow>
      </mrow>
      <msub>
        <mi>E</mi>
        <mi>m</mi>
      </msub>
    </mrow>
    <annotation encoding="StarMath 5.0">"&lt;"E"&gt;"=sum from { m=1 } to infinity {abs{ c_m }}^2 E_m</annotation>
  </semantics>
</math>
</file>

<file path=Object 4/content.xml><?xml version="1.0" encoding="utf-8"?>
<math xmlns="http://www.w3.org/1998/Math/MathML" display="block">
  <semantics>
    <msup>
      <mrow>
        <mo fence="true" stretchy="true">|</mo>
        <mrow>
          <msub>
            <mi>c</mi>
            <mn>1</mn>
          </msub>
        </mrow>
        <mo fence="true" stretchy="true">|</mo>
      </mrow>
      <mn>2</mn>
    </msup>
    <annotation encoding="StarMath 5.0">{ abs{c_1} }^2</annotation>
  </semantics>
</math>
</file>

<file path=Object 5/content.xml><?xml version="1.0" encoding="utf-8"?>
<math xmlns="http://www.w3.org/1998/Math/MathML" display="block">
  <semantics>
    <mrow>
      <mtext>&lt;</mtext>
      <mi>E</mi>
      <mrow>
        <mtext>&gt;</mtext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sup>
            <mi mathvariant="normal">Ψ</mi>
            <mtext>*</mtext>
          </msup>
        </mrow>
      </mrow>
      <mrow>
        <mover accent="true">
          <mi>H</mi>
          <mo stretchy="false">^</mo>
        </mover>
        <mo stretchy="false">⋅</mo>
        <mi mathvariant="normal">Ψ</mi>
        <mo stretchy="false">⋅</mo>
        <mi>d</mi>
      </mrow>
      <mi>τ</mi>
    </mrow>
    <annotation encoding="StarMath 5.0">"&lt;"E"&gt;"=int from { -infinity } to infinity { %PSI }^"*" hat{ H } cdot %PSI cdot d%tau </annotation>
  </semantics>
</math>
</file>

<file path=Object 6/content.xml><?xml version="1.0" encoding="utf-8"?>
<math xmlns="http://www.w3.org/1998/Math/MathML" display="block">
  <semantics>
    <mrow>
      <mtext>&lt;</mtext>
      <mi>E</mi>
      <mrow>
        <mtext>&gt;</mtext>
        <mo stretchy="false">=</mo>
        <mrow>
          <munderover>
            <mo stretchy="false">∫</mo>
            <mrow>
              <mo stretchy="false">−</mo>
              <mi mathvariant="normal">∞</mi>
            </mrow>
            <mi mathvariant="normal">∞</mi>
          </munderover>
          <mrow>
            <mo fence="true" stretchy="false">[</mo>
            <mrow>
              <mrow>
                <mrow>
                  <munderover>
                    <mo stretchy="false">∑</mo>
                    <mrow>
                      <mi>n</mi>
                      <mo stretchy="false">=</mo>
                      <mn>1</mn>
                    </mrow>
                    <mi mathvariant="normal">∞</mi>
                  </munderover>
                  <msup>
                    <msub>
                      <mi>c</mi>
                      <mi>n</mi>
                    </msub>
                    <mtext>*</mtext>
                  </msup>
                </mrow>
                <msup>
                  <msub>
                    <mi>ψ</mi>
                    <mi>n</mi>
                  </msub>
                  <mtext>*</mtext>
                </msup>
              </mrow>
            </mrow>
            <mo fence="true" stretchy="false">]</mo>
          </mrow>
        </mrow>
      </mrow>
      <mover accent="true">
        <mi>H</mi>
        <mo stretchy="false">^</mo>
      </mover>
      <mrow>
        <mrow>
          <mo fence="true" stretchy="false">[</mo>
          <mrow>
            <mrow>
              <mrow>
                <munderover>
                  <mo stretchy="false">∑</mo>
                  <mrow>
                    <mi>m</mi>
                    <mo stretchy="false">=</mo>
                    <mn>1</mn>
                  </mrow>
                  <mi mathvariant="normal">∞</mi>
                </munderover>
                <msub>
                  <mi>c</mi>
                  <mi>m</mi>
                </msub>
              </mrow>
              <msub>
                <mi>ψ</mi>
                <mi>m</mi>
              </msub>
            </mrow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row>
            <munderover>
              <mo stretchy="false">∑</mo>
              <mrow>
                <mi>m</mi>
                <mo stretchy="false">=</mo>
                <mn>1</mn>
              </mrow>
              <mi mathvariant="normal">∞</mi>
            </munderover>
            <msubsup>
              <mi>c</mi>
              <mi>n</mi>
              <mtext>*</mtext>
            </msubsup>
          </mrow>
        </mrow>
      </mrow>
      <msub>
        <mi>c</mi>
        <mi>m</mi>
      </msub>
      <msub>
        <mi>E</mi>
        <mi>m</mi>
      </msub>
      <mrow>
        <munderover>
          <mo stretchy="false">∫</mo>
          <mrow>
            <mo stretchy="false">−</mo>
            <mi mathvariant="normal">∞</mi>
          </mrow>
          <mi mathvariant="normal">∞</mi>
        </munderover>
        <msubsup>
          <mi>ψ</mi>
          <mi>n</mi>
          <mtext>*</mtext>
        </msubsup>
      </mrow>
      <msub>
        <mi>ψ</mi>
        <mi>m</mi>
      </msub>
      <mi>d</mi>
      <mi>τ</mi>
    </mrow>
    <annotation encoding="StarMath 5.0">"&lt;"E"&gt;"=int from { -infinity } to infinity [  sum from {n=1} to infinity {c_n}^"*" {%psi_n}^"*" ] hat H [sum from {m=1} to infinity {c_m} {%psi_m}] = sum from {n=1} to infinity sum from {m=1} to infinity c_n^"*"c_m E_m int from { -infinity } to infinity %psi_n^"*"%psi_m d%tau</annotation>
  </semantics>
</math>
</file>

<file path=Object 7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subsup>
          <mi>ψ</mi>
          <mi>n</mi>
          <mtext>*</mtext>
        </msubsup>
      </mrow>
      <msub>
        <mi>ψ</mi>
        <mi>m</mi>
      </msub>
      <mi>d</mi>
      <mrow>
        <mi>τ</mi>
        <mo stretchy="false">=</mo>
        <msub>
          <mi>δ</mi>
          <mi mathvariant="italic">ij</mi>
        </msub>
        <mo stretchy="false">=</mo>
        <mtable>
          <mtr>
            <mtd>
              <mrow>
                <mn>0</mn>
                <mo stretchy="false">⇔</mo>
                <mrow>
                  <mi>n</mi>
                  <mo stretchy="false">≠</mo>
                  <mi>m</mi>
                </mrow>
              </mrow>
            </mtd>
          </mtr>
          <mtr>
            <mtd>
              <mrow>
                <mn>1</mn>
                <mo stretchy="false">⇔</mo>
                <mrow>
                  <mi>n</mi>
                  <mo stretchy="false">=</mo>
                  <mi>m</mi>
                </mrow>
              </mrow>
            </mtd>
          </mtr>
        </mtable>
      </mrow>
    </mrow>
    <annotation encoding="StarMath 5.0">int from { -infinity } to infinity %psi_n^"*"%psi_m d%tau = %delta_ij = binom{0  dlrarrow n  &lt;&gt;  m }{1 dlrarrow n=m }</annotation>
  </semantics>
</math>
</file>

<file path=Object 8/content.xml><?xml version="1.0" encoding="utf-8"?>
<math xmlns="http://www.w3.org/1998/Math/MathML" display="block">
  <semantics>
    <mrow>
      <mtext>&lt;</mtext>
      <mi>E</mi>
      <mrow>
        <mtext>&gt;</mtext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bsup>
            <mi>c</mi>
            <mi>n</mi>
            <mtext>*</mtext>
          </msubsup>
        </mrow>
      </mrow>
      <msub>
        <mi>c</mi>
        <mi>n</mi>
      </msub>
      <mrow>
        <msub>
          <mi>E</mi>
          <mi>n</mi>
        </msub>
        <mo stretchy="false">=</mo>
        <mrow>
          <munderover>
            <mo stretchy="false">∑</mo>
            <mrow>
              <mi>n</mi>
              <mo stretchy="false">=</mo>
              <mn>1</mn>
            </mrow>
            <mi mathvariant="normal">∞</mi>
          </munderover>
          <msup>
            <mrow>
              <mo fence="true" stretchy="true">|</mo>
              <mrow>
                <msub>
                  <mi>c</mi>
                  <mi>n</mi>
                </msub>
              </mrow>
              <mo fence="true" stretchy="true">|</mo>
            </mrow>
            <mn>2</mn>
          </msup>
        </mrow>
      </mrow>
      <mrow>
        <msub>
          <mi>E</mi>
          <mi>n</mi>
        </msub>
        <mo stretchy="false">=</mo>
        <msubsup>
          <mi>c</mi>
          <mn>1</mn>
          <mn>2</mn>
        </msubsup>
      </mrow>
      <mrow>
        <msub>
          <mi>E</mi>
          <mn>1</mn>
        </msub>
        <mo stretchy="false">+</mo>
        <msubsup>
          <mi>c</mi>
          <mn>2</mn>
          <mn>2</mn>
        </msubsup>
      </mrow>
      <mrow>
        <msub>
          <mi>E</mi>
          <mn>2</mn>
        </msub>
        <mo stretchy="false">+</mo>
        <msubsup>
          <mi>c</mi>
          <mn>3</mn>
          <mn>2</mn>
        </msubsup>
      </mrow>
      <msub>
        <mi>E</mi>
        <mn>3</mn>
      </msub>
    </mrow>
    <annotation encoding="StarMath 5.0">"&lt;"E"&gt;" = sum from n=1 to infinity c_n^"*"c_n E_n = sum from n=1 to infinity {abs{c_n}}^2 E_n = c_1^2{E_1}+c_2^2{E_2}+c_3^2{E_3}</annotation>
  </semantics>
</math>
</file>

<file path=Object 9/content.xml><?xml version="1.0" encoding="utf-8"?>
<math xmlns="http://www.w3.org/1998/Math/MathML" display="block">
  <semantics>
    <mrow>
      <msub>
        <mi>σ</mi>
        <mi>E</mi>
      </msub>
      <mo stretchy="false">=</mo>
      <msqrt>
        <mrow>
          <mtext>&lt;</mtext>
          <msup>
            <mi>E</mi>
            <mn>2</mn>
          </msup>
          <mrow>
            <mtext>&gt;</mtext>
            <mo stretchy="false">−</mo>
            <mtext>&lt;</mtext>
          </mrow>
          <mi>E</mi>
          <msup>
            <mtext>&gt;</mtext>
            <mn>2</mn>
          </msup>
        </mrow>
      </msqrt>
    </mrow>
    <annotation encoding="StarMath 5.0">%sigma_E = sqrt{ "&lt;"E^2"&gt;" -"&lt;"E"&gt;"^2}</annotation>
  </semantics>
</math>
</file>